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37B9BC65182753E261B.png" manifest:media-type="image/png"/>
  <manifest:file-entry manifest:full-path="Pictures/1000000100000585000002BF9555080BE29C0F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8.458cm" draw:z-index="0"><draw:image xlink:href="Pictures/1000000100000585000002BF9555080BE29C0FE7.png" xlink:type="simple" xlink:show="embed" xlink:actuate="onLoad" draw:mime-type="image/png"/></draw:frame><draw:frame draw:style-name="fr1" draw:name="Изображение2" text:anchor-type="char" svg:x="-0.217cm" svg:y="12.721cm" svg:width="17.764cm" svg:height="13.504cm" draw:z-index="1"><draw:image xlink:href="Pictures/10000001000004940000037B9BC65182753E26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36:09.116359909</meta:creation-date>
    <dc:date>2024-04-24T16:37:42.202019409</dc:date>
    <meta:editing-duration>PT1M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